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.2646in" style:rel-column-width="8191*"/>
    </style:style>
    <style:style style:name="Table1.C" style:family="table-column">
      <style:table-column-properties style:column-width="1.2646in" style:rel-column-width="8192*"/>
    </style:style>
    <style:style style:name="Table1.H" style:family="table-column">
      <style:table-column-properties style:column-width="1.2646in" style:rel-column-width="81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fo:font-size="12pt" officeooo:rsid="00173c7d" officeooo:paragraph-rsid="00173c7d" style:font-name-asian="Liberation Mono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2pt" officeooo:rsid="00173c7d" officeooo:paragraph-rsid="00173c7d" style:font-name-asian="Liberation Mono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officeooo:paragraph-rsid="0026fb64"/>
    </style:style>
    <style:style style:name="P4" style:family="paragraph" style:parent-style-name="Table_20_Contents">
      <style:paragraph-properties fo:text-align="center" style:justify-single-word="false"/>
      <style:text-properties officeooo:paragraph-rsid="00354e5a"/>
    </style:style>
    <style:style style:name="P5" style:family="paragraph" style:parent-style-name="Table_20_Contents">
      <style:paragraph-properties fo:text-align="center" style:justify-single-word="false"/>
      <style:text-properties officeooo:paragraph-rsid="005293f9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2pt" officeooo:rsid="00205ec1" officeooo:paragraph-rsid="00205ec1" style:font-name-asian="Liberation Mono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2pt" officeooo:rsid="001a4979" officeooo:paragraph-rsid="001a4979" style:font-name-asian="Liberation Mono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2pt" style:font-name-asian="Liberation Mono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2pt" officeooo:paragraph-rsid="0019bfe3" style:font-name-asian="Liberation Mono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2pt" officeooo:rsid="0019bfe3" officeooo:paragraph-rsid="0019bfe3" style:font-name-asian="Liberation Mono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2pt" officeooo:rsid="001cd258" officeooo:paragraph-rsid="001cd258" style:font-name-asian="Liberation Mono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2pt" officeooo:rsid="0023ffb6" officeooo:paragraph-rsid="0023ffb6" style:font-name-asian="Liberation Mono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2pt" officeooo:rsid="00259efa" officeooo:paragraph-rsid="00259efa" style:font-name-asian="Liberation Mono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2pt" officeooo:rsid="00286c42" officeooo:paragraph-rsid="00286c42" style:font-name-asian="Liberation Mono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2pt" officeooo:rsid="002f0c8f" officeooo:paragraph-rsid="002f0c8f" style:font-name-asian="Liberation Mono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2pt" officeooo:rsid="00370585" officeooo:paragraph-rsid="00370585" style:font-name-asian="Liberation Mono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2pt" officeooo:rsid="003a0bc9" officeooo:paragraph-rsid="003a0bc9" style:font-name-asian="Liberation Mono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2pt" officeooo:rsid="003bc915" officeooo:paragraph-rsid="003bc915" style:font-name-asian="Liberation Mono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12pt" officeooo:rsid="003f5e48" officeooo:paragraph-rsid="003f5e48" style:font-name-asian="Liberation Mono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fo:font-size="12pt" officeooo:rsid="004390c2" officeooo:paragraph-rsid="004390c2" style:font-name-asian="Liberation Mono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font-size="12pt" officeooo:rsid="004a12ec" officeooo:paragraph-rsid="004a12ec" style:font-name-asian="Liberation Mono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2pt" officeooo:rsid="004d4611" officeooo:paragraph-rsid="004d4611" style:font-name-asian="Liberation Mono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2pt" officeooo:rsid="004f7075" officeooo:paragraph-rsid="004f7075" style:font-name-asian="Liberation Mono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2pt" officeooo:rsid="005258cb" officeooo:paragraph-rsid="005258cb" style:font-name-asian="Liberation Mono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2pt" officeooo:rsid="00574a91" officeooo:paragraph-rsid="00574a91" style:font-name-asian="Liberation Mono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2pt" officeooo:rsid="0069039c" officeooo:paragraph-rsid="0069039c" style:font-name-asian="Liberation Mono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2pt" officeooo:rsid="006b764b" officeooo:paragraph-rsid="006b764b" style:font-name-asian="Liberation Mono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Mono" fo:font-size="12pt" officeooo:rsid="006bef04" officeooo:paragraph-rsid="006bef04" style:font-name-asian="Liberation Mono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12pt" officeooo:rsid="006d6eb2" officeooo:paragraph-rsid="006d6eb2" style:font-name-asian="Liberation Mono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a933" officeooo:paragraph-rsid="0025889b"/>
    </style:style>
    <style:style style:name="P31" style:family="paragraph" style:parent-style-name="Table_20_Contents">
      <style:paragraph-properties fo:text-align="center" style:justify-single-word="false"/>
      <style:text-properties fo:color="#00a933" officeooo:paragraph-rsid="003a0bc9"/>
    </style:style>
    <style:style style:name="P32" style:family="paragraph" style:parent-style-name="Table_20_Contents">
      <style:paragraph-properties fo:text-align="center" style:justify-single-word="false"/>
      <style:text-properties fo:color="#00a933" style:font-name="Liberation Mono" fo:font-size="12pt" officeooo:rsid="0034ec77" officeooo:paragraph-rsid="0034ec77" style:font-name-asian="Liberation Mono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color="#00a933" style:font-name="Liberation Mono" fo:font-size="12pt" officeooo:rsid="0041297b" officeooo:paragraph-rsid="0041297b" style:font-name-asian="Liberation Mono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color="#00a933" style:font-name="Liberation Mono" fo:font-size="12pt" officeooo:rsid="0049489a" officeooo:paragraph-rsid="0049489a" style:font-name-asian="Liberation Mono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2pt" officeooo:rsid="0025889b" officeooo:paragraph-rsid="0025889b" style:font-name-asian="Liberation Mono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2pt" officeooo:rsid="006b764b" officeooo:paragraph-rsid="007dbbcf" style:font-name-asian="Liberation Mono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2pt" officeooo:rsid="007dbbcf" officeooo:paragraph-rsid="007dbbcf" style:font-name-asian="Liberation Mono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2pt" officeooo:rsid="004b8dc1" officeooo:paragraph-rsid="005ec6d1" fo:background-color="#ffff00" style:font-name-asian="Liberation Mono" style:font-size-asian="12pt" style:font-size-complex="12pt"/>
    </style:style>
    <style:style style:name="T1" style:family="text">
      <style:text-properties officeooo:rsid="0019bfe3"/>
    </style:style>
    <style:style style:name="T2" style:family="text">
      <style:text-properties officeooo:rsid="001c1edf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bfa43" fo:background-color="#ffff00" loext:char-shading-value="0"/>
    </style:style>
    <style:style style:name="T5" style:family="text">
      <style:text-properties officeooo:rsid="002c25a2" fo:background-color="#ffff00" loext:char-shading-value="0"/>
    </style:style>
    <style:style style:name="T6" style:family="text">
      <style:text-properties officeooo:rsid="002f0c8f"/>
    </style:style>
    <style:style style:name="T7" style:family="text">
      <style:text-properties officeooo:rsid="002ff911"/>
    </style:style>
    <style:style style:name="T8" style:family="text">
      <style:text-properties style:font-name="Liberation Mono" fo:font-size="12pt" officeooo:rsid="0034ec77" style:font-name-asian="Liberation Mono" style:font-size-asian="12pt" style:font-size-complex="12pt"/>
    </style:style>
    <style:style style:name="T9" style:family="text">
      <style:text-properties style:font-name="Liberation Mono" fo:font-size="12pt" officeooo:rsid="0025889b" style:font-name-asian="Liberation Mono" style:font-size-asian="12pt" style:font-size-complex="12pt"/>
    </style:style>
    <style:style style:name="T10" style:family="text">
      <style:text-properties style:font-name="Liberation Mono" fo:font-size="12pt" officeooo:rsid="003bc915" style:font-name-asian="Liberation Mono" style:font-size-asian="12pt" style:font-size-complex="12pt"/>
    </style:style>
    <style:style style:name="T11" style:family="text">
      <style:text-properties style:font-name="Liberation Mono" fo:font-size="12pt" officeooo:rsid="003a0bc9" style:font-name-asian="Liberation Mono" style:font-size-asian="12pt" style:font-size-complex="12pt"/>
    </style:style>
    <style:style style:name="T12" style:family="text">
      <style:text-properties style:font-name="Liberation Mono" fo:font-size="12pt" officeooo:rsid="0026fb64" style:font-name-asian="Liberation Mono" style:font-size-asian="12pt" style:font-size-complex="12pt"/>
    </style:style>
    <style:style style:name="T13" style:family="text">
      <style:text-properties style:font-name="Liberation Mono" fo:font-size="12pt" officeooo:rsid="00273319" style:font-name-asian="Liberation Mono" style:font-size-asian="12pt" style:font-size-complex="12pt"/>
    </style:style>
    <style:style style:name="T14" style:family="text">
      <style:text-properties style:font-name="Liberation Mono" fo:font-size="12pt" officeooo:rsid="00354e5a" style:font-name-asian="Liberation Mono" style:font-size-asian="12pt" style:font-size-complex="12pt"/>
    </style:style>
    <style:style style:name="T15" style:family="text">
      <style:text-properties style:font-name="Liberation Mono" fo:font-size="12pt" officeooo:rsid="00574a91" style:font-name-asian="Liberation Mono" style:font-size-asian="12pt" style:font-size-complex="12pt"/>
    </style:style>
    <style:style style:name="T16" style:family="text">
      <style:text-properties style:font-name="Liberation Mono" fo:font-size="12pt" officeooo:rsid="0061c7c7" style:font-name-asian="Liberation Mono" style:font-size-asian="12pt" style:font-size-complex="12pt"/>
    </style:style>
    <style:style style:name="T17" style:family="text">
      <style:text-properties style:font-name="Liberation Mono" fo:font-size="12pt" officeooo:rsid="00273319" fo:background-color="#ffff00" loext:char-shading-value="0" style:font-name-asian="Liberation Mono" style:font-size-asian="12pt" style:font-size-complex="12pt"/>
    </style:style>
    <style:style style:name="T18" style:family="text">
      <style:text-properties style:font-name="Liberation Mono" fo:font-size="12pt" officeooo:rsid="003cddd5" fo:background-color="#ffff00" loext:char-shading-value="0" style:font-name-asian="Liberation Mono" style:font-size-asian="12pt" style:font-size-complex="12pt"/>
    </style:style>
    <style:style style:name="T19" style:family="text">
      <style:text-properties style:font-name="Liberation Mono" fo:font-size="12pt" officeooo:rsid="003df3d9" fo:background-color="#ffff00" loext:char-shading-value="0" style:font-name-asian="Liberation Mono" style:font-size-asian="12pt" style:font-size-complex="12pt"/>
    </style:style>
    <style:style style:name="T20" style:family="text">
      <style:text-properties style:font-name="Liberation Mono" fo:font-size="12pt" officeooo:rsid="002a4c23" fo:background-color="#ffff00" loext:char-shading-value="0" style:font-name-asian="Liberation Mono" style:font-size-asian="12pt" style:font-size-complex="12pt"/>
    </style:style>
    <style:style style:name="T21" style:family="text">
      <style:text-properties officeooo:rsid="0039f044"/>
    </style:style>
    <style:style style:name="T22" style:family="text">
      <style:text-properties officeooo:rsid="003a0bc9"/>
    </style:style>
    <style:style style:name="T23" style:family="text">
      <style:text-properties officeooo:rsid="003cddd5"/>
    </style:style>
    <style:style style:name="T24" style:family="text">
      <style:text-properties officeooo:rsid="00421eca"/>
    </style:style>
    <style:style style:name="T25" style:family="text">
      <style:text-properties officeooo:rsid="00458d69"/>
    </style:style>
    <style:style style:name="T26" style:family="text">
      <style:text-properties fo:color="#00a933"/>
    </style:style>
    <style:style style:name="T27" style:family="text">
      <style:text-properties fo:color="#00a933" officeooo:rsid="002ff911"/>
    </style:style>
    <style:style style:name="T28" style:family="text">
      <style:text-properties fo:color="#00a933" officeooo:rsid="0050d85a"/>
    </style:style>
    <style:style style:name="T29" style:family="text">
      <style:text-properties fo:color="#00a933" style:font-name="Liberation Mono" fo:font-size="12pt" officeooo:rsid="0061c7c7" style:font-name-asian="Liberation Mono" style:font-size-asian="12pt" style:font-size-complex="12pt"/>
    </style:style>
    <style:style style:name="T30" style:family="text">
      <style:text-properties fo:color="#00a933" style:font-name="Liberation Mono" fo:font-size="12pt" officeooo:rsid="0053361d" style:font-name-asian="Liberation Mono" style:font-size-asian="12pt" style:font-size-complex="12pt"/>
    </style:style>
    <style:style style:name="T31" style:family="text">
      <style:text-properties fo:color="#00a933" style:font-name="Liberation Mono" fo:font-size="12pt" officeooo:rsid="0063bbfe" style:font-name-asian="Liberation Mono" style:font-size-asian="12pt" style:font-size-complex="12pt"/>
    </style:style>
    <style:style style:name="T32" style:family="text">
      <style:text-properties officeooo:rsid="007dbb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lan <text:span text:style-name="T1">of Life in the kingdom of heaven</text:span></text:p>
      <text:p text:style-name="P1"/>
      <table:table table:name="Table1" table:style-name="Table1">
        <table:table-column table:style-name="Table1.A" table:number-columns-repeated="2"/>
        <table:table-column table:style-name="Table1.C" table:number-columns-repeated="5"/>
        <table:table-column table:style-name="Table1.H"/>
        <table:table-row table:style-name="TableLine94873971429856">
          <table:table-cell table:style-name="Table1.A1" office:value-type="string">
            <text:p text:style-name="P6">Time</text:p>
          </table:table-cell>
          <table:table-cell table:style-name="Table1.A1" office:value-type="string">
            <text:p text:style-name="P7">First Day</text:p>
          </table:table-cell>
          <table:table-cell table:style-name="Table1.A1" office:value-type="string">
            <text:p text:style-name="P7">Second Day</text:p>
          </table:table-cell>
          <table:table-cell table:style-name="Table1.A1" office:value-type="string">
            <text:p text:style-name="P9"><text:span text:style-name="T1">Third </text:span><text:span text:style-name="T2">Day</text:span></text:p>
          </table:table-cell>
          <table:table-cell table:style-name="Table1.A1" office:value-type="string">
            <text:p text:style-name="P10">Fourth Day</text:p>
          </table:table-cell>
          <table:table-cell table:style-name="Table1.A1" office:value-type="string">
            <text:p text:style-name="P11">Fifth Day</text:p>
          </table:table-cell>
          <table:table-cell table:style-name="Table1.A1" office:value-type="string">
            <text:p text:style-name="P11">Sixth Day</text:p>
          </table:table-cell>
          <table:table-cell table:style-name="Table1.H1" office:value-type="string">
            <text:p text:style-name="P11">Seventh Day</text:p>
          </table:table-cell>
        </table:table-row>
        <table:table-row table:style-name="TableLine94873971502896">
          <table:table-cell table:style-name="Table1.A2" office:value-type="string">
            <text:p text:style-name="P12">22:00-5:00</text:p>
          </table:table-cell>
          <table:table-cell table:style-name="Table1.A2" table:number-columns-spanned="6" office:value-type="string">
            <text:p text:style-name="P30"><text:span text:style-name="T8">Sleep; </text:span><text:span text:style-name="T9">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1">REST</text:p>
          </table:table-cell>
        </table:table-row>
        <table:table-row table:style-name="TableLine94873971556480">
          <table:table-cell table:style-name="Table1.A2" office:value-type="string">
            <text:p text:style-name="P35">5:00-5:30</text:p>
          </table:table-cell>
          <table:table-cell table:style-name="Table1.A2" table:number-columns-spanned="6" office:value-type="string">
            <text:p text:style-name="P32">Clear<text:span text:style-name="T23">ing</text:span>;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 table:style-name="TableLine94873971557280">
          <table:table-cell table:style-name="Table1.A2" office:value-type="string">
            <text:p text:style-name="P13">5:30-7:00</text:p>
          </table:table-cell>
          <table:table-cell table:style-name="Table1.A2" table:number-columns-spanned="6" office:value-type="string">
            <text:p text:style-name="P3"><text:span text:style-name="T12">Worship; </text:span><text:span text:style-name="T13">Prayer; </text:span><text:span text:style-name="T17">Read</text:span><text:span text:style-name="T18">in</text:span><text:span text:style-name="T19">g</text:span><text:span text:style-name="T20">(154 lines of ckhgeoe.txt)</text:span><text:span text:style-name="T17">;</text:span><text:span text:style-name="T13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 table:style-name="TableLine94873971558128">
          <table:table-cell table:style-name="Table1.A2" office:value-type="string">
            <text:p text:style-name="P14">7:00-<text:span text:style-name="T6">8:00</text:span></text:p>
          </table:table-cell>
          <table:table-cell table:style-name="Table1.A2" table:number-columns-spanned="6" office:value-type="string">
            <text:p text:style-name="P15"><text:span text:style-name="T26">Breakfast </text:span><text:span text:style-name="T27">with alt1 </text:span><text:span text:style-name="T28">and alt4</text:span><text:span text:style-name="T27">;</text:span><text:span text:style-name="T7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 table:style-name="TableLine94873971558928">
          <table:table-cell table:style-name="Table1.A2" office:value-type="string">
            <text:p text:style-name="P4"><text:span text:style-name="T14">8:00-</text:span><text:span text:style-name="T15">9</text:span><text:span text:style-name="T14">:00</text:span></text:p>
          </table:table-cell>
          <table:table-cell table:style-name="Table1.A2" table:number-rows-spanned="4" office:value-type="string">
            <text:p text:style-name="P16">Writing <text:span text:style-name="T21">and </text:span><text:span text:style-name="T22">Preach</text:span><text:span text:style-name="T23">ing</text:span>; </text:p>
          </table:table-cell>
          <table:table-cell table:style-name="Table1.A2" table:number-rows-spanned="4" office:value-type="string">
            <text:p text:style-name="P36">Hebrew study; <text:span text:style-name="T32">(book translation)</text:span> </text:p>
            <text:p text:style-name="P37">Blender study; </text:p>
          </table:table-cell>
          <table:table-cell table:style-name="Table1.A2" table:number-rows-spanned="4" office:value-type="string">
            <text:p text:style-name="P16">Writing <text:span text:style-name="T21">and </text:span><text:span text:style-name="T22">Preach</text:span><text:span text:style-name="T23">ing</text:span>; </text:p>
          </table:table-cell>
          <table:table-cell table:style-name="Table1.A2" table:number-rows-spanned="4" office:value-type="string">
            <text:p text:style-name="P27">Math study; </text:p>
          </table:table-cell>
          <table:table-cell table:style-name="Table1.A2" table:number-rows-spanned="4" office:value-type="string">
            <text:p text:style-name="P16">Writing <text:span text:style-name="T21">and </text:span><text:span text:style-name="T22">Preach</text:span><text:span text:style-name="T23">ing</text:span>;</text:p>
          </table:table-cell>
          <table:table-cell table:style-name="Table1.A2" table:number-rows-spanned="4" office:value-type="string">
            <text:p text:style-name="P28">Greek study; <text:span text:style-name="T32">(book translation)</text:span></text:p>
          </table:table-cell>
          <table:table-cell table:style-name="Table1.H2" office:value-type="string">
            <text:p text:style-name="P8"/>
          </table:table-cell>
        </table:table-row>
        <table:table-row table:style-name="TableLine94873971560640">
          <table:table-cell table:style-name="Table1.A2" office:value-type="string">
            <text:p text:style-name="P25">9:00-10: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 table:style-name="TableLine94873971564208">
          <table:table-cell table:style-name="Table1.A2" office:value-type="string">
            <text:p text:style-name="P25">10:00-11: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 table:style-name="TableLine94873971568784">
          <table:table-cell table:style-name="Table1.A2" office:value-type="string">
            <text:p text:style-name="P25">11:00-12: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 table:style-name="TableLine94873971573520">
          <table:table-cell table:style-name="Table1.A2" office:value-type="string">
            <text:p text:style-name="P17">12:00-14:00</text:p>
          </table:table-cell>
          <table:table-cell table:style-name="Table1.A2" table:number-columns-spanned="6" office:value-type="string">
            <text:p text:style-name="P31"><text:span text:style-name="T10">Nap</text:span><text:span text:style-name="T11">;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 table:style-name="TableLine94873971574432">
          <table:table-cell table:style-name="Table1.A2" office:value-type="string">
            <text:p text:style-name="P18">14:00-16:00</text:p>
          </table:table-cell>
          <table:table-cell table:style-name="Table1.A2" office:value-type="string">
            <text:p text:style-name="P18">Edit<text:span text:style-name="T25">; </text:span></text:p>
          </table:table-cell>
          <table:table-cell table:style-name="Table1.A2" office:value-type="string">
            <text:p text:style-name="P29">Review; </text:p>
          </table:table-cell>
          <table:table-cell table:style-name="Table1.A2" office:value-type="string">
            <text:p text:style-name="P26">Edit; </text:p>
          </table:table-cell>
          <table:table-cell table:style-name="Table1.A2" office:value-type="string">
            <text:p text:style-name="P29">Review;</text:p>
          </table:table-cell>
          <table:table-cell table:style-name="Table1.A2" office:value-type="string">
            <text:p text:style-name="P26">Edit; </text:p>
          </table:table-cell>
          <table:table-cell table:style-name="Table1.A2" office:value-type="string">
            <text:p text:style-name="P29">Review;</text:p>
          </table:table-cell>
          <table:table-cell table:style-name="Table1.H2" office:value-type="string">
            <text:p text:style-name="P8"/>
          </table:table-cell>
        </table:table-row>
        <table:table-row table:style-name="TableLine94873971576080">
          <table:table-cell table:style-name="Table1.A2" office:value-type="string">
            <text:p text:style-name="P19">16:00-17:00</text:p>
          </table:table-cell>
          <table:table-cell table:style-name="Table1.A2" table:number-columns-spanned="6" office:value-type="string">
            <text:p text:style-name="P33">Sup<text:span text:style-name="T24">per;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 table:style-name="TableLine94873971550256">
          <table:table-cell table:style-name="Table1.A2" office:value-type="string">
            <text:p text:style-name="P20">17:00-18:00</text:p>
          </table:table-cell>
          <table:table-cell table:style-name="Table1.A2" table:number-columns-spanned="6" office:value-type="string">
            <text:p text:style-name="P34">Talking with others;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 table:style-name="TableLine94873971549792">
          <table:table-cell table:style-name="Table1.A2" office:value-type="string">
            <text:p text:style-name="P21">18:00-20:00</text:p>
          </table:table-cell>
          <table:table-cell table:style-name="Table1.A2" table:number-columns-spanned="6" office:value-type="string">
            <text:p text:style-name="P38">Searching for tomorrow Reading;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 table:style-name="TableLine94873971550944">
          <table:table-cell table:style-name="Table1.A2" office:value-type="string">
            <text:p text:style-name="P22">20:00-21:00</text:p>
          </table:table-cell>
          <table:table-cell table:style-name="Table1.A2" table:number-columns-spanned="6" office:value-type="string">
            <text:p text:style-name="P23"><text:span text:style-name="T26">Alt2 and alt3;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  <table:table-row table:style-name="TableLine94873971577872">
          <table:table-cell table:style-name="Table1.A2" office:value-type="string">
            <text:p text:style-name="P24">21:00-22:00</text:p>
          </table:table-cell>
          <table:table-cell table:style-name="Table1.A2" table:number-columns-spanned="6" office:value-type="string">
            <text:p text:style-name="P5"><text:span text:style-name="T29">Add new</text:span><text:span text:style-name="T30">; </text:span><text:span text:style-name="T29">clear</text:span><text:span text:style-name="T31">ing</text:span><text:span text:style-name="T29"> others;</text:span><text:span text:style-name="T16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8"/>
          </table:table-cell>
        </table:table-row>
      </table:table>
      <text:p text:style-name="P1"/>
      <text:p text:style-name="P1">吗哪学院：<text:span text:style-name="T3">希伯来语</text:span><text:span text:style-name="T4">（书本/圣经）</text:span><text:span text:style-name="T3">，希腊语</text:span><text:span text:style-name="T5">（书本/圣经）</text:span><text:span text:style-name="T3">，</text:span>英文，韩语，数学，python语言</text:p>
      <text:p text:style-name="P1">特别节日：创造的节日，过蒙拯救之节</text:p>
      <text:p text:style-name="P1"/>
      <text:p text:style-name="P1">希伯来语希腊语数学：当前为书过一遍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0:39:55.711380045</meta:creation-date>
    <dc:date>2021-12-20T07:12:16.996580713</dc:date>
    <meta:editing-duration>PT52M31S</meta:editing-duration>
    <meta:editing-cycles>75</meta:editing-cycles>
    <meta:generator>LibreOffice/6.4.7.2$Linux_X86_64 LibreOffice_project/40$Build-2</meta:generator>
    <meta:document-statistic meta:table-count="1" meta:image-count="0" meta:object-count="0" meta:page-count="1" meta:paragraph-count="51" meta:word-count="169" meta:character-count="752" meta:non-whitespace-character-count="685"/>
  </office:meta>
</office:document-meta>
</file>